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standard" draw:layer="layout" svg:width="14.098cm" svg:height="1.873cm" svg:x="7.012cm" svg:y="10.5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bla</text:p>
              </table:table-cell>
              <table:table-cell>
                <text:p>bla</text:p>
              </table:table-cell>
            </table:table-row>
            <table:table-row table:style-name="ro1" table:default-cell-style-name="ce1">
              <table:table-cell>
                <text:p>bla</text:p>
              </table:table-cell>
              <table:table-cell>
                <text:p>bl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3T17:10:00.527369942</meta:creation-date>
    <dc:date>2014-11-03T17:10:32.072155421</dc:date>
    <meta:editing-duration>PT32S</meta:editing-duration>
    <meta:editing-cycles>1</meta:editing-cycles>
    <meta:document-statistic meta:object-count="24"/>
    <meta:generator>LibreOffice/4.4.0.0.alpha1$Linux_X86_64 LibreOffice_project/bacee60a5920585feeff58840357aa7ac33e50a7</meta:generator>
  </office:meta>
</office:document-meta>
</file>